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1dc3" officeooo:paragraph-rsid="001f1dc3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f1dc3" officeooo:paragraph-rsid="001f1dc3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1dc3" officeooo:paragraph-rsid="001f1dc3" style:font-weight-asian="bold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officeooo:rsid="001f1dc3" officeooo:paragraph-rsid="001f1dc3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officeooo:rsid="001f1dc3" officeooo:paragraph-rsid="001f1dc3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solid" style:text-underline-width="auto" style:text-underline-color="font-color" fo:font-weight="bold" officeooo:rsid="0022bf48" officeooo:paragraph-rsid="0022bf48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bold" officeooo:rsid="00233696" officeooo:paragraph-rsid="00233696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24b03f" officeooo:paragraph-rsid="0024b03f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normal" officeooo:rsid="0024b03f" officeooo:paragraph-rsid="0024b03f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f1dc3" officeooo:paragraph-rsid="001f1dc3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style:text-underline-style="none" fo:font-weight="bold" officeooo:rsid="00233696" officeooo:paragraph-rsid="00233696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style:text-underline-style="none" fo:font-weight="normal" officeooo:rsid="00233696" officeooo:paragraph-rsid="0023369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style:text-underline-style="none" fo:font-weight="normal" officeooo:rsid="0024b03f" officeooo:paragraph-rsid="0024b03f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2pt" style:text-underline-style="none" fo:font-weight="bold" officeooo:rsid="0024b03f" officeooo:paragraph-rsid="0024b03f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none" fo:font-weight="normal" officeooo:rsid="0024b03f" officeooo:paragraph-rsid="0024b03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afc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</text:span>Created an EC2 instance with name - Ubuntu1-demo with key-pair=Hari-key</text:p>
      <text:p text:style-name="Standard"><text:span text:style-name="T2">2. </text:span>Installed docker in EC2 instance - Ubuntu1-demo</text:p>
      <text:p text:style-name="P1">ubuntu@ip-172-31-0-86:~$ sudo apt update</text:p>
      <text:p text:style-name="P7">Get:1 http://us-west-1.ec2.archive.ubuntu.com/ubuntu noble InRelease [256 kB]</text:p>
      <text:p text:style-name="P7">Get:2 http://us-west-1.ec2.archive.ubuntu.com/ubuntu noble-updates InRelease [126 kB]</text:p>
      <text:p text:style-name="P7">Get:3 http://us-west-1.ec2.archive.ubuntu.com/ubuntu noble-backports InRelease [126 kB]</text:p>
      <text:p text:style-name="P7">Get:4 http://us-west-1.ec2.archive.ubuntu.com/ubuntu noble/main amd64 Packages [1401 kB]</text:p>
      <text:p text:style-name="P7">Get:5 http://security.ubuntu.com/ubuntu noble-security InRelease [126 kB]</text:p>
      <text:p text:style-name="P7">Get:6 http://us-west-1.ec2.archive.ubuntu.com/ubuntu noble/main Translation-en [513 kB]</text:p>
      <text:p text:style-name="P7">Get:7 http://us-west-1.ec2.archive.ubuntu.com/ubuntu noble/universe amd64 Packages [15.0 MB] <text:s text:c="2"/></text:p>
      <text:p text:style-name="P7">Get:8 http://us-west-1.ec2.archive.ubuntu.com/ubuntu noble/universe Translation-en [5982 kB]</text:p>
      <text:p text:style-name="P7">Get:9 http://us-west-1.ec2.archive.ubuntu.com/ubuntu noble/universe amd64 Components [3871 kB]</text:p>
      <text:p text:style-name="P7">Get:10 http://security.ubuntu.com/ubuntu noble-security/main amd64 Packages [129 kB] <text:s text:c="8"/></text:p>
      <text:p text:style-name="P7">Get:11 http://us-west-1.ec2.archive.ubuntu.com/ubuntu noble/universe amd64 c-n-f Metadata [301 kB] <text:s text:c="2"/></text:p>
      <text:p text:style-name="P7">Get:12 http://us-west-1.ec2.archive.ubuntu.com/ubuntu noble/restricted amd64 Packages [93.9 kB] <text:s text:c="8"/></text:p>
      <text:p text:style-name="P7">Get:13 http://us-west-1.ec2.archive.ubuntu.com/ubuntu noble/restricted Translation-en [18.7 kB]</text:p>
      <text:p text:style-name="P7">Get:14 http://us-west-1.ec2.archive.ubuntu.com/ubuntu noble/multiverse amd64 Packages [269 kB] <text:s text:c="9"/></text:p>
      <text:p text:style-name="P7">Get:15 http://us-west-1.ec2.archive.ubuntu.com/ubuntu noble/multiverse Translation-en [118 kB] <text:s text:c="9"/></text:p>
      <text:p text:style-name="P7">Get:16 http://us-west-1.ec2.archive.ubuntu.com/ubuntu noble/multiverse amd64 Components [35.0 kB] <text:s text:c="5"/></text:p>
      <text:p text:style-name="P7">Get:17 http://us-west-1.ec2.archive.ubuntu.com/ubuntu noble/multiverse amd64 c-n-f Metadata [8328 B] <text:s/></text:p>
      <text:p text:style-name="P7">Get:18 http://us-west-1.ec2.archive.ubuntu.com/ubuntu noble-updates/main amd64 Packages [146 kB] <text:s text:c="2"/></text:p>
      <text:p text:style-name="P7">Get:19 http://us-west-1.ec2.archive.ubuntu.com/ubuntu noble-updates/main Translation-en [41.5 kB]</text:p>
      <text:p text:style-name="P7">Get:20 http://us-west-1.ec2.archive.ubuntu.com/ubuntu noble-updates/main amd64 Components [8564 B] <text:s text:c="6"/></text:p>
      <text:p text:style-name="P7">Get:21 http://us-west-1.ec2.archive.ubuntu.com/ubuntu noble-updates/universe amd64 Packages [59.5 kB]</text:p>
      <text:p text:style-name="P7">Get:22 http://us-west-1.ec2.archive.ubuntu.com/ubuntu noble-updates/universe Translation-en [22.4 kB]</text:p>
      <text:p text:style-name="P7">Get:23 http://us-west-1.ec2.archive.ubuntu.com/ubuntu noble-updates/universe amd64 Components [45.0 kB] <text:s text:c="2"/></text:p>
      <text:p text:style-name="P7">Get:24 http://us-west-1.ec2.archive.ubuntu.com/ubuntu noble-updates/universe amd64 c-n-f Metadata [112 B]</text:p>
      <text:p text:style-name="P7">Get:25 http://us-west-1.ec2.archive.ubuntu.com/ubuntu noble-updates/restricted amd64 Packages [51.2 kB]</text:p>
      <text:p text:style-name="P7">Get:26 http://us-west-1.ec2.archive.ubuntu.com/ubuntu noble-updates/restricted Translation-en [10.8 kB]</text:p>
      <text:p text:style-name="P7">Get:27 http://us-west-1.ec2.archive.ubuntu.com/ubuntu noble-updates/restricted amd64 Components [212 B]</text:p>
      <text:p text:style-name="P7">Get:28 http://us-west-1.ec2.archive.ubuntu.com/ubuntu noble-updates/multiverse amd64 Components [212 B]</text:p>
      <text:p text:style-name="P7">Get:29 http://us-west-1.ec2.archive.ubuntu.com/ubuntu noble-updates/multiverse amd64 c-n-f Metadata [116 B]</text:p>
      <text:p text:style-name="P7">Get:30 http://us-west-1.ec2.archive.ubuntu.com/ubuntu noble-backports/main amd64 Components [208 B] <text:s text:c="2"/></text:p>
      <text:p text:style-name="P7">Get:31 http://us-west-1.ec2.archive.ubuntu.com/ubuntu noble-backports/main amd64 c-n-f Metadata [112 B]</text:p>
      <text:p text:style-name="P7">Get:32 http://us-west-1.ec2.archive.ubuntu.com/ubuntu noble-backports/universe amd64 Packages [6840 B]</text:p>
      <text:p text:style-name="P7">Get:33 http://us-west-1.ec2.archive.ubuntu.com/ubuntu noble-backports/universe Translation-en [9652 B]</text:p>
      <text:p text:style-name="P7">Get:34 http://us-west-1.ec2.archive.ubuntu.com/ubuntu noble-backports/universe amd64 Components [17.6 kB]</text:p>
      <text:p text:style-name="P7">Get:35 http://us-west-1.ec2.archive.ubuntu.com/ubuntu noble-backports/universe amd64 c-n-f Metadata [116 B]</text:p>
      <text:p text:style-name="P7">Get:36 http://us-west-1.ec2.archive.ubuntu.com/ubuntu noble-backports/restricted amd64 Components [216 B]</text:p>
      <text:p text:style-name="P7">Get:37 http://us-west-1.ec2.archive.ubuntu.com/ubuntu noble-backports/restricted amd64 c-n-f Metadata [116 B]</text:p>
      <text:p text:style-name="P7">Get:38 http://us-west-1.ec2.archive.ubuntu.com/ubuntu noble-backports/multiverse amd64 Components [212 B]</text:p>
      <text:p text:style-name="P7">Get:39 http://us-west-1.ec2.archive.ubuntu.com/ubuntu noble-backports/multiverse amd64 c-n-f Metadata [116 B]</text:p>
      <text:p text:style-name="P7">Get:40 http://security.ubuntu.com/ubuntu noble-security/main Translation-en [34.6 kB] <text:s/></text:p>
      <text:p text:style-name="P7">Get:41 http://security.ubuntu.com/ubuntu noble-security/main amd64 Components [6876 B]</text:p>
      <text:p text:style-name="P7">Get:42 http://security.ubuntu.com/ubuntu noble-security/universe amd64 Packages [40.5 kB]</text:p>
      <text:p text:style-name="P7">Get:43 http://security.ubuntu.com/ubuntu noble-security/universe Translation-en [15.4 kB]</text:p>
      <text:p text:style-name="P7">Get:44 http://security.ubuntu.com/ubuntu noble-security/universe amd64 Components [8632 B]</text:p>
      <text:p text:style-name="P7">Get:45 http://security.ubuntu.com/ubuntu noble-security/universe amd64 c-n-f Metadata [112 B]</text:p>
      <text:p text:style-name="P7">Get:46 http://security.ubuntu.com/ubuntu noble-security/restricted amd64 Packages [51.2 kB]</text:p>
      <text:p text:style-name="P7">Get:47 http://security.ubuntu.com/ubuntu noble-security/restricted Translation-en [10.8 kB]</text:p>
      <text:p text:style-name="P7">Get:48 http://security.ubuntu.com/ubuntu noble-security/restricted amd64 Components [212 B]</text:p>
      <text:p text:style-name="P7">Get:49 http://security.ubuntu.com/ubuntu noble-security/multiverse amd64 Components [208 B]</text:p>
      <text:p text:style-name="P7">Get:50 http://security.ubuntu.com/ubuntu noble-security/multiverse amd64 c-n-f Metadata [116 B]</text:p>
      <text:p text:style-name="P7">Fetched 29.0 MB in 6s (5235 kB/s) <text:s text:c="14"/></text:p>
      <text:p text:style-name="P7">Reading package lists... Done</text:p>
      <text:p text:style-name="P7">Building dependency tree... Done</text:p>
      <text:p text:style-name="P7">Reading state information... Done</text:p>
      <text:p text:style-name="P7">75 packages can be upgraded. Run 'apt list --upgradable' to see them.</text:p>
      <text:p text:style-name="P1">ubuntu@ip-172-31-0-86:~$ sudo apt install docker.io</text:p>
      <text:p text:style-name="P7">Reading package lists... Done</text:p>
      <text:p text:style-name="P7">Building dependency tree... Done</text:p>
      <text:p text:style-name="P7">Reading state information... Done</text:p>
      <text:p text:style-name="P7"><text:soft-page-break/>The following additional packages will be installed:</text:p>
      <text:p text:style-name="P7"><text:s text:c="2"/>bridge-utils containerd dns-root-data dnsmasq-base pigz runc ubuntu-fan</text:p>
      <text:p text:style-name="P7">Suggested packages:</text:p>
      <text:p text:style-name="P7"><text:s text:c="2"/>ifupdown aufs-tools cgroupfs-mount | cgroup-lite debootstrap docker-buildx docker-compose-v2 docker-doc rinse zfs-fuse | zfsutils</text:p>
      <text:p text:style-name="P7">The following NEW packages will be installed:</text:p>
      <text:p text:style-name="P7"><text:s text:c="2"/>bridge-utils containerd dns-root-data dnsmasq-base docker.io pigz runc ubuntu-fan</text:p>
      <text:p text:style-name="P7">0 upgraded, 8 newly installed, 0 to remove and 75 not upgraded.</text:p>
      <text:p text:style-name="P7">Need to get 76.8 MB of archives.</text:p>
      <text:p text:style-name="P7">After this operation, 289 MB of additional disk space will be used.</text:p>
      <text:p text:style-name="P7">Do you want to continue? [Y/n] y</text:p>
      <text:p text:style-name="P7">Get:1 http://us-west-1.ec2.archive.ubuntu.com/ubuntu noble/universe amd64 pigz amd64 2.8-1 [65.6 kB]</text:p>
      <text:p text:style-name="P7">Get:2 http://us-west-1.ec2.archive.ubuntu.com/ubuntu noble/main amd64 bridge-utils amd64 1.7.1-1ubuntu2 [33.9 kB]</text:p>
      <text:p text:style-name="P7">Get:3 http://us-west-1.ec2.archive.ubuntu.com/ubuntu noble/main amd64 runc amd64 1.1.12-0ubuntu3 [8599 kB]</text:p>
      <text:p text:style-name="P7">Get:4 http://us-west-1.ec2.archive.ubuntu.com/ubuntu noble/main amd64 containerd amd64 1.7.12-0ubuntu4 [38.6 MB]</text:p>
      <text:p text:style-name="P7">Get:5 http://us-west-1.ec2.archive.ubuntu.com/ubuntu noble/main amd64 dns-root-data all 2023112702~willsync1 [4450 B]</text:p>
      <text:p text:style-name="P7">Get:6 http://us-west-1.ec2.archive.ubuntu.com/ubuntu noble/main amd64 dnsmasq-base amd64 2.90-2build2 [375 kB]</text:p>
      <text:p text:style-name="P7">Get:7 http://us-west-1.ec2.archive.ubuntu.com/ubuntu noble/universe amd64 docker.io amd64 24.0.7-0ubuntu4 [29.1 MB]</text:p>
      <text:p text:style-name="P7">Get:8 http://us-west-1.ec2.archive.ubuntu.com/ubuntu noble/universe amd64 ubuntu-fan all 0.12.16 [35.2 kB]</text:p>
      <text:p text:style-name="P7">Fetched 76.8 MB in 3s (27.7 MB/s) <text:s text:c="3"/></text:p>
      <text:p text:style-name="P7">Preconfiguring packages ...</text:p>
      <text:p text:style-name="P7">Selecting previously unselected package pigz.</text:p>
      <text:p text:style-name="P7">(Reading database ... 71839 files and directories currently installed.)</text:p>
      <text:p text:style-name="P7">Preparing to unpack .../0-pigz_2.8-1_amd64.deb ...</text:p>
      <text:p text:style-name="P7">Unpacking pigz (2.8-1) ...</text:p>
      <text:p text:style-name="P7">Selecting previously unselected package bridge-utils.</text:p>
      <text:p text:style-name="P7">Preparing to unpack .../1-bridge-utils_1.7.1-1ubuntu2_amd64.deb ...</text:p>
      <text:p text:style-name="P7">Unpacking bridge-utils (1.7.1-1ubuntu2) ...</text:p>
      <text:p text:style-name="P7">Selecting previously unselected package runc.</text:p>
      <text:p text:style-name="P7">Preparing to unpack .../2-runc_1.1.12-0ubuntu3_amd64.deb ...</text:p>
      <text:p text:style-name="P7">Unpacking runc (1.1.12-0ubuntu3) ...</text:p>
      <text:p text:style-name="P7">Selecting previously unselected package containerd.</text:p>
      <text:p text:style-name="P7">Preparing to unpack .../3-containerd_1.7.12-0ubuntu4_amd64.deb ...</text:p>
      <text:p text:style-name="P7">Unpacking containerd (1.7.12-0ubuntu4) ...</text:p>
      <text:p text:style-name="P7">Selecting previously unselected package dns-root-data.</text:p>
      <text:p text:style-name="P7">Preparing to unpack .../4-dns-root-data_2023112702~willsync1_all.deb ...</text:p>
      <text:p text:style-name="P7">Unpacking dns-root-data (2023112702~willsync1) ...</text:p>
      <text:p text:style-name="P7">Selecting previously unselected package dnsmasq-base.</text:p>
      <text:p text:style-name="P7">Preparing to unpack .../5-dnsmasq-base_2.90-2build2_amd64.deb ...</text:p>
      <text:p text:style-name="P7">Unpacking dnsmasq-base (2.90-2build2) ...</text:p>
      <text:p text:style-name="P7">Selecting previously unselected package docker.io.</text:p>
      <text:p text:style-name="P7">Preparing to unpack .../6-docker.io_24.0.7-0ubuntu4_amd64.deb ...</text:p>
      <text:p text:style-name="P7">Unpacking docker.io (24.0.7-0ubuntu4) ...</text:p>
      <text:p text:style-name="P7">Selecting previously unselected package ubuntu-fan.</text:p>
      <text:p text:style-name="P7">Preparing to unpack .../7-ubuntu-fan_0.12.16_all.deb ...</text:p>
      <text:p text:style-name="P7">Unpacking ubuntu-fan (0.12.16) ...</text:p>
      <text:p text:style-name="P7">Setting up dnsmasq-base (2.90-2build2) ...</text:p>
      <text:p text:style-name="P7">Setting up runc (1.1.12-0ubuntu3) ...</text:p>
      <text:p text:style-name="P7">Setting up dns-root-data (2023112702~willsync1) ...</text:p>
      <text:p text:style-name="P7">Setting up bridge-utils (1.7.1-1ubuntu2) ...</text:p>
      <text:p text:style-name="P7">Setting up pigz (2.8-1) ...</text:p>
      <text:p text:style-name="P7">Setting up containerd (1.7.12-0ubuntu4) ...</text:p>
      <text:p text:style-name="P7">Created symlink /etc/systemd/system/multi-user.target.wants/containerd.service → /usr/lib/systemd/system/containerd.service.</text:p>
      <text:p text:style-name="P7">Setting up ubuntu-fan (0.12.16) ...</text:p>
      <text:p text:style-name="P7">Created symlink /etc/systemd/system/multi-user.target.wants/ubuntu-fan.service → /usr/lib/systemd/system/ubuntu-fan.service.</text:p>
      <text:p text:style-name="P7">Setting up docker.io (24.0.7-0ubuntu4) ...</text:p>
      <text:p text:style-name="P7">info: Selecting GID from range 100 to 999 ...</text:p>
      <text:p text:style-name="P7">info: Adding group `docker' (GID 113) ...</text:p>
      <text:p text:style-name="P7">Created symlink /etc/systemd/system/multi-user.target.wants/docker.service → /usr/lib/systemd/system/docker.service.</text:p>
      <text:p text:style-name="P7"><text:soft-page-break/>Created symlink /etc/systemd/system/sockets.target.wants/docker.socket → /usr/lib/systemd/system/docker.socket.</text:p>
      <text:p text:style-name="P7">Processing triggers for dbus (1.14.10-4ubuntu4) ...</text:p>
      <text:p text:style-name="P7">Processing triggers for man-db (2.12.0-4build2) ...</text:p>
      <text:p text:style-name="P7">Scanning processes... <text:s text:c="115"/></text:p>
      <text:p text:style-name="P7">Scanning linux images... <text:s text:c="112"/></text:p>
      <text:p text:style-name="P7"/>
      <text:p text:style-name="P7">Running kernel seems to be up-to-date.</text:p>
      <text:p text:style-name="P7"/>
      <text:p text:style-name="P7">No services need to be restarted.</text:p>
      <text:p text:style-name="P7"/>
      <text:p text:style-name="P7">No containers need to be restarted.</text:p>
      <text:p text:style-name="P7"/>
      <text:p text:style-name="P7">No user sessions are running outdated binaries.</text:p>
      <text:p text:style-name="P7"/>
      <text:p text:style-name="P7">No VM guests are running outdated hypervisor (qemu) binaries on this host.</text:p>
      <text:p text:style-name="P1">ubuntu@ip-172-31-0-86:~$ docker -v</text:p>
      <text:p text:style-name="P3">Docker version 24.0.7, build 24.0.7-0ubuntu4</text:p>
      <text:p text:style-name="P1">ubuntu@ip-172-31-0-86:~$ docker images</text:p>
      <text:p text:style-name="P3">permission denied while trying to connect to the Docker daemon socket at unix:///var/run/docker.sock: Get "http://%2Fvar%2Frun%2Fdocker.sock/v1.24/images/json": dial unix /var/run/docker.sock: connect: permission denied</text:p>
      <text:p text:style-name="P1">ubuntu@ip-172-31-0-86:~$ sudo docker images</text:p>
      <text:p text:style-name="P3">REPOSITORY <text:s text:c="2"/>TAG <text:s text:c="6"/>IMAGE ID <text:s text:c="2"/>CREATED <text:s text:c="2"/>SIZE</text:p>
      <text:p text:style-name="P3"/>
      <text:p text:style-name="P6"/>
      <text:p text:style-name="P8">Got permission denied for docker images command, so tried providing permission to ECR instance user – ubuntu</text:p>
      <text:p text:style-name="P13"/>
      <text:p text:style-name="P2">ubuntu@ip-172-31-0-86:~$ whoami</text:p>
      <text:p text:style-name="P4">ubuntu</text:p>
      <text:p text:style-name="P2">ubuntu@ip-172-31-0-86:~$ sudo usermod -aG docker ubuntu</text:p>
      <text:p text:style-name="P2">ubuntu@ip-172-31-0-86:~$ docker images</text:p>
      <text:p text:style-name="P4">permission denied while trying to connect to the Docker daemon socket at unix:///var/run/docker.sock: Get "http://%2Fvar%2Frun%2Fdocker.sock/v1.24/images/json": dial unix /var/run/docker.sock: connect: permission denied</text:p>
      <text:p text:style-name="P2">ubuntu@ip-172-31-0-86:~$ sudo groupadd docker.</text:p>
      <text:p text:style-name="P2">ubuntu@ip-172-31-0-86:~$ sudo usermod -aG docker ubuntu</text:p>
      <text:p text:style-name="P2">ubuntu@ip-172-31-0-86:~$ docker images</text:p>
      <text:p text:style-name="P4">permission denied while trying to connect to the Docker daemon socket at unix:///var/run/docker.sock: Get "http://%2Fvar%2Frun%2Fdocker.sock/v1.24/images/json": dial unix /var/run/docker.sock: connect: permission denied</text:p>
      <text:p text:style-name="P2">ubuntu@ip-172-31-0-86:~$ sudo chmod 666 /var/run/docker.sock</text:p>
      <text:p text:style-name="P2">ubuntu@ip-172-31-0-86:~$ docker images</text:p>
      <text:p text:style-name="P4">REPOSITORY <text:s text:c="2"/>TAG <text:s text:c="6"/>IMAGE ID <text:s text:c="2"/>CREATED <text:s text:c="2"/>SIZE</text:p>
      <text:p text:style-name="P4"/>
      <text:p text:style-name="P8">Verifying docker status:</text:p>
      <text:p text:style-name="P5"/>
      <text:p text:style-name="P2">ubuntu@ip-172-31-0-86:~$ systemctl status docker</text:p>
      <text:p text:style-name="P4">● docker.service - Docker Application Container Engine</text:p>
      <text:p text:style-name="P4"><text:s text:c="5"/>Loaded: loaded (/usr/lib/systemd/system/docker.service; enabled; preset: enabled)</text:p>
      <text:p text:style-name="P4"><text:s text:c="5"/>Active: active (running) since Fri 2024-06-07 14:54:35 UTC; 19min ago</text:p>
      <text:p text:style-name="P4">TriggeredBy: ● docker.socket</text:p>
      <text:p text:style-name="P4"><text:s text:c="7"/>Docs: https://docs.docker.com</text:p>
      <text:p text:style-name="P4"><text:s text:c="3"/>Main PID: 2276 (dockerd)</text:p>
      <text:p text:style-name="P4"><text:s text:c="6"/>Tasks: 9</text:p>
      <text:p text:style-name="P4"><text:soft-page-break/><text:s text:c="5"/>Memory: 24.1M (peak: 25.8M)</text:p>
      <text:p text:style-name="P4"><text:s text:c="8"/>CPU: 385ms</text:p>
      <text:p text:style-name="P4"><text:s text:c="5"/>CGroup: /system.slice/docker.service</text:p>
      <text:p text:style-name="P4"><text:s text:c="13"/>└─2276 /usr/bin/dockerd -H fd:// --containerd=/run/containerd/containerd.sock</text:p>
      <text:p text:style-name="P4"/>
      <text:p text:style-name="P4">Jun 07 14:54:35 ip-172-31-0-86 systemd[1]: Starting docker.service - Docker Application Container Engine...</text:p>
      <text:p text:style-name="P4">Jun 07 14:54:35 ip-172-31-0-86 dockerd[2276]: time="2024-06-07T14:54:35.439035461Z" level=info msg="Starting up"</text:p>
      <text:p text:style-name="P4">Jun 07 14:54:35 ip-172-31-0-86 dockerd[2276]: time="2024-06-07T14:54:35.440932540Z" level=info msg="detected 127.0.0.53 nameserver, assu&gt;</text:p>
      <text:p text:style-name="P4">Jun 07 14:54:35 ip-172-31-0-86 dockerd[2276]: time="2024-06-07T14:54:35.543957203Z" level=info msg="Loading containers: start."</text:p>
      <text:p text:style-name="P4">Jun 07 14:54:35 ip-172-31-0-86 dockerd[2276]: time="2024-06-07T14:54:35.871286277Z" level=info msg="Loading containers: done."</text:p>
      <text:p text:style-name="P4">Jun 07 14:54:35 ip-172-31-0-86 dockerd[2276]: time="2024-06-07T14:54:35.895992820Z" level=info msg="Docker daemon" commit=24.0.7-0ubuntu&gt;</text:p>
      <text:p text:style-name="P4">Jun 07 14:54:35 ip-172-31-0-86 dockerd[2276]: time="2024-06-07T14:54:35.896120160Z" level=info msg="Daemon has completed initialization"</text:p>
      <text:p text:style-name="P4">Jun 07 14:54:35 ip-172-31-0-86 dockerd[2276]: time="2024-06-07T14:54:35.952346159Z" level=info msg="API listen on /run/docker.sock"</text:p>
      <text:p text:style-name="P4">Jun 07 14:54:35 ip-172-31-0-86 systemd[1]: Started docker.service - Docker Application Container Engine.</text:p>
      <text:p text:style-name="P4">lines 1-21/21 (END)</text:p>
      <text:p text:style-name="P4"/>
      <text:p text:style-name="P2">ubuntu@ip-172-31-0-86:~$ docker pull nginx</text:p>
      <text:p text:style-name="P4">Using default tag: latest</text:p>
      <text:p text:style-name="P4">latest: Pulling from library/nginx</text:p>
      <text:p text:style-name="P4">09f376ebb190: Pull complete </text:p>
      <text:p text:style-name="P4">5529e0792248: Pull complete </text:p>
      <text:p text:style-name="P4">9b3addd3eb3d: Pull complete </text:p>
      <text:p text:style-name="P4">57910a8c4316: Pull complete </text:p>
      <text:p text:style-name="P4">7b5f78f21449: Pull complete </text:p>
      <text:p text:style-name="P4">b7923aa4e8a6: Pull complete </text:p>
      <text:p text:style-name="P4">785625911f12: Pull complete </text:p>
      <text:p text:style-name="P4">Digest: sha256:0f04e4f646a3f14bf31d8bc8d885b6c951fdcf42589d06845f64d18aec6a3c4d</text:p>
      <text:p text:style-name="P4">Status: Downloaded newer image for nginx:latest</text:p>
      <text:p text:style-name="P4">docker.io/library/nginx:latest</text:p>
      <text:p text:style-name="P4"/>
      <text:p text:style-name="P2">ubuntu@ip-172-31-0-86:~$ docker images</text:p>
      <text:p text:style-name="P4">REPOSITORY <text:s text:c="2"/>TAG <text:s text:c="6"/>IMAGE ID <text:s text:c="6"/>CREATED <text:s text:c="5"/>SIZE</text:p>
      <text:p text:style-name="P4">nginx <text:s text:c="7"/>latest <text:s text:c="3"/>4f67c83422ec <text:s text:c="2"/>8 days ago <text:s text:c="2"/>188MB</text:p>
      <text:p text:style-name="P4"/>
      <text:p text:style-name="P9">Running docker image:</text:p>
      <text:p text:style-name="P2">ubuntu@ip-172-31-0-86:~$ docker run -d -p 80:80 nginx:latest </text:p>
      <text:p text:style-name="P4">c0a632098a189d71baafd2829cb956bbb2e8b7d3aa36501f8585ad10572b2054</text:p>
      <text:p text:style-name="P4"/>
      <text:p text:style-name="P2">ubuntu@ip-172-31-0-86:~$ docker ps</text:p>
      <text:p text:style-name="P4">CONTAINER ID <text:s text:c="2"/>IMAGE <text:s text:c="9"/>COMMAND <text:s text:c="17"/>CREATED <text:s text:c="9"/>STATUS <text:s text:c="9"/>PORTS <text:s text:c="30"/>NAMES</text:p>
      <text:p text:style-name="P4">c0a632098a18 <text:s text:c="2"/>nginx:latest <text:s text:c="2"/>"/docker-entrypoint.…" <text:s text:c="2"/>41 seconds ago <text:s text:c="2"/>Up 39 seconds <text:s text:c="2"/>0.0.0.0:80-&gt;80/tcp, :::80-&gt;80/tcp <text:s text:c="2"/>objective_zhukovsky</text:p>
      <text:p text:style-name="P2"><text:soft-page-break/>ubuntu@ip-172-31-0-86:~$ docker stop c0a632098a18</text:p>
      <text:p text:style-name="P4">c0a632098a18</text:p>
      <text:p text:style-name="P4"/>
      <text:p text:style-name="P2">ubuntu@ip-172-31-0-86:~$ docker ps</text:p>
      <text:p text:style-name="P4">CONTAINER ID <text:s text:c="2"/>IMAGE <text:s text:c="4"/>COMMAND <text:s text:c="2"/>CREATED <text:s text:c="2"/>STATUS <text:s text:c="3"/>PORTS <text:s text:c="4"/>NAMES</text:p>
      <text:p text:style-name="P4"/>
      <text:p text:style-name="P10">Naming the container:</text:p>
      <text:p text:style-name="P15"/>
      <text:p text:style-name="P14">ubuntu@ip-172-31-0-86:~$ docker run -d -p 80:80 --name Demo nginx:latest </text:p>
      <text:p text:style-name="P15">69f07b7ce63b3c716cea01f5c9067592937b6923a042220faa2d81f7b5522c93</text:p>
      <text:p text:style-name="P15"/>
      <text:p text:style-name="P14">ubuntu@ip-172-31-0-86:~$ docker ps </text:p>
      <text:p text:style-name="P15">CONTAINER ID <text:s text:c="2"/>IMAGE <text:s text:c="9"/>COMMAND <text:s text:c="17"/>CREATED <text:s text:c="13"/>STATUS <text:s text:c="13"/>PORTS <text:s text:c="30"/>NAMES</text:p>
      <text:p text:style-name="P15">69f07b7ce63b <text:s text:c="2"/>nginx:latest <text:s text:c="2"/>"/docker-entrypoint.…" <text:s text:c="2"/>About a minute ago <text:s text:c="2"/>Up About a minute <text:s text:c="2"/>0.0.0.0:80-&gt;80/tcp, :::80-&gt;80/tcp <text:s text:c="2"/><text:span text:style-name="T1">Demo</text:span></text:p>
      <text:p text:style-name="P15"><text:span text:style-name="T1"/></text:p>
      <text:p text:style-name="P12"><text:span text:style-name="T1">Docker Volume command:</text:span></text:p>
      <text:p text:style-name="P16"><text:span text:style-name="T1"/></text:p>
      <text:p text:style-name="P17">ubuntu@ip-172-31-0-86:~$ docker volume create</text:p>
      <text:p text:style-name="P18">c50972073d4e350e850ff74cdc95cf980c6030a3c27f158910e76eb73e2bf8c1</text:p>
      <text:p text:style-name="P18"/>
      <text:p text:style-name="P17">ubuntu@ip-172-31-0-86:~$ docker volume create vol1</text:p>
      <text:p text:style-name="P18">vol1</text:p>
      <text:p text:style-name="P18"/>
      <text:p text:style-name="P17">ubuntu@ip-172-31-0-86:~$ docker run -it -v vol1:/app nginx:latest</text:p>
      <text:p text:style-name="P18">/docker-entrypoint.sh: /docker-entrypoint.d/ is not empty, will attempt to perform configuration</text:p>
      <text:p text:style-name="P18">/docker-entrypoint.sh: Looking for shell scripts in /docker-entrypoint.d/</text:p>
      <text:p text:style-name="P18">/docker-entrypoint.sh: Launching /docker-entrypoint.d/10-listen-on-ipv6-by-default.sh</text:p>
      <text:p text:style-name="P18">10-listen-on-ipv6-by-default.sh: info: Getting the checksum of /etc/nginx/conf.d/default.conf</text:p>
      <text:p text:style-name="P18">10-listen-on-ipv6-by-default.sh: info: Enabled listen on IPv6 in /etc/nginx/conf.d/default.conf</text:p>
      <text:p text:style-name="P18">/docker-entrypoint.sh: Sourcing /docker-entrypoint.d/15-local-resolvers.envsh</text:p>
      <text:p text:style-name="P18">/docker-entrypoint.sh: Launching /docker-entrypoint.d/20-envsubst-on-templates.sh</text:p>
      <text:p text:style-name="P18">/docker-entrypoint.sh: Launching /docker-entrypoint.d/30-tune-worker-processes.sh</text:p>
      <text:p text:style-name="P18">/docker-entrypoint.sh: Configuration complete; ready for start up</text:p>
      <text:p text:style-name="P18">2024/06/07 16:22:42 [notice] 1#1: using the "epoll" event method</text:p>
      <text:p text:style-name="P18">2024/06/07 16:22:42 [notice] 1#1: nginx/1.27.0</text:p>
      <text:p text:style-name="P18">2024/06/07 16:22:42 [notice] 1#1: built by gcc 12.2.0 (Debian 12.2.0-14) </text:p>
      <text:p text:style-name="P18">2024/06/07 16:22:42 [notice] 1#1: OS: Linux 6.8.0-1008-aws</text:p>
      <text:p text:style-name="P18">2024/06/07 16:22:42 [notice] 1#1: getrlimit(RLIMIT_NOFILE): 1048576:1048576</text:p>
      <text:p text:style-name="P18">2024/06/07 16:22:42 [notice] 1#1: start worker processes</text:p>
      <text:p text:style-name="P18">2024/06/07 16:22:42 [notice] 1#1: start worker process 29</text:p>
      <text:p text:style-name="P18"/>
      <text:p text:style-name="P17">ubuntu@ip-172-31-0-86:~$ docker volume ls</text:p>
      <text:p text:style-name="P18">DRIVER <text:s text:c="3"/>VOLUME NAME</text:p>
      <text:p text:style-name="P18">local <text:s text:c="4"/>vol1</text:p>
      <text:p text:style-name="P18"/>
      <text:p text:style-name="P17">ubuntu@ip-172-31-0-86:~$ docker volume ls</text:p>
      <text:p text:style-name="P18">DRIVER <text:s text:c="3"/>VOLUME NAME</text:p>
      <text:p text:style-name="P18">local <text:s text:c="4"/>c50972073d4e350e850ff74cdc95cf980c6030a3c27f158910e76eb73e2bf8c1</text:p>
      <text:p text:style-name="P18"/>
      <text:p text:style-name="P11"><text:soft-page-break/>Docker networks command:</text:p>
      <text:p text:style-name="P11"/>
      <text:p text:style-name="P17">ubuntu@ip-172-31-0-86:~$ docker network ls</text:p>
      <text:p text:style-name="P18">NETWORK ID <text:s text:c="4"/>NAME <text:s text:c="5"/>DRIVER <text:s text:c="3"/>SCOPE</text:p>
      <text:p text:style-name="P18">cbfb68a19eed <text:s text:c="2"/>bridge <text:s text:c="3"/>bridge <text:s text:c="3"/>local</text:p>
      <text:p text:style-name="P18">1083f30b56d3 <text:s text:c="2"/>host <text:s text:c="5"/>host <text:s text:c="5"/>local</text:p>
      <text:p text:style-name="P18">a9ce00f3599a <text:s text:c="2"/>none <text:s text:c="5"/>null <text:s text:c="5"/>local</text:p>
      <text:p text:style-name="P18"/>
      <text:p text:style-name="P17">ubuntu@ip-172-31-0-86:~$ docker network create -d bridge nginx</text:p>
      <text:p text:style-name="P18">b4e4dcadd6efcbfbe16e0d3eb39ae357b38497bf75b12c32fba0934818dc5440</text:p>
      <text:p text:style-name="P18">ubuntu@ip-172-31-0-86:~$ docker network ls</text:p>
      <text:p text:style-name="P18">NETWORK ID <text:s text:c="4"/>NAME <text:s text:c="5"/>DRIVER <text:s text:c="3"/>SCOPE</text:p>
      <text:p text:style-name="P18">cbfb68a19eed <text:s text:c="2"/>bridge <text:s text:c="3"/>bridge <text:s text:c="3"/>local</text:p>
      <text:p text:style-name="P18">1083f30b56d3 <text:s text:c="2"/>host <text:s text:c="5"/>host <text:s text:c="5"/>local</text:p>
      <text:p text:style-name="P17">b4e4dcadd6ef <text:s text:c="2"/>nginx <text:s text:c="4"/>bridge <text:s text:c="3"/>local</text:p>
      <text:p text:style-name="P18">a9ce00f3599a <text:s text:c="2"/>none <text:s text:c="5"/>null <text:s text:c="5"/>local</text:p>
      <text:p text:style-name="P11"/>
      <text:p text:style-name="P17">ubuntu@ip-172-31-0-86:~$ docker inspect b4e4dcadd6ef</text:p>
      <text:p text:style-name="P18">[</text:p>
      <text:p text:style-name="P18"><text:s text:c="4"/>{</text:p>
      <text:p text:style-name="P18"><text:s text:c="8"/>"Name": "nginx",</text:p>
      <text:p text:style-name="P18"><text:s text:c="8"/>"Id": "b4e4dcadd6efcbfbe16e0d3eb39ae357b38497bf75b12c32fba0934818dc5440",</text:p>
      <text:p text:style-name="P18"><text:s text:c="8"/>"Created": "2024-06-07T16:16:44.772064169Z",</text:p>
      <text:p text:style-name="P18"><text:s text:c="8"/>"Scope": "local",</text:p>
      <text:p text:style-name="P18"><text:s text:c="8"/>"Driver": "bridge",</text:p>
      <text:p text:style-name="P18"><text:s text:c="8"/>"EnableIPv6": false,</text:p>
      <text:p text:style-name="P18"><text:s text:c="8"/>"IPAM": {</text:p>
      <text:p text:style-name="P18"><text:s text:c="12"/>"Driver": "default",</text:p>
      <text:p text:style-name="P18"><text:s text:c="12"/>"Options": {},</text:p>
      <text:p text:style-name="P18"><text:s text:c="12"/>"Config": [</text:p>
      <text:p text:style-name="P18"><text:s text:c="16"/>{</text:p>
      <text:p text:style-name="P18"><text:s text:c="20"/>"Subnet": "172.18.0.0/16",</text:p>
      <text:p text:style-name="P18"><text:s text:c="20"/>"Gateway": "172.18.0.1"</text:p>
      <text:p text:style-name="P18"><text:s text:c="16"/>}</text:p>
      <text:p text:style-name="P18"><text:s text:c="12"/>]</text:p>
      <text:p text:style-name="P18"><text:s text:c="8"/>},</text:p>
      <text:p text:style-name="P18"><text:s text:c="8"/>"Internal": false,</text:p>
      <text:p text:style-name="P18"><text:s text:c="8"/>"Attachable": false,</text:p>
      <text:p text:style-name="P18"><text:s text:c="8"/>"Ingress": false,</text:p>
      <text:p text:style-name="P18"><text:s text:c="8"/>"ConfigFrom": {</text:p>
      <text:p text:style-name="P18"><text:s text:c="12"/>"Network": ""</text:p>
      <text:p text:style-name="P18"><text:s text:c="8"/>},</text:p>
      <text:p text:style-name="P18"><text:s text:c="8"/>"ConfigOnly": false,</text:p>
      <text:p text:style-name="P18"><text:s text:c="8"/>"Containers": {},</text:p>
      <text:p text:style-name="P18"><text:s text:c="8"/>"Options": {},</text:p>
      <text:p text:style-name="P18"><text:s text:c="8"/>"Labels": {}</text:p>
      <text:p text:style-name="P18"><text:s text:c="4"/>}</text:p>
      <text:p text:style-name="P1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20:27:49.098820103</meta:creation-date>
    <dc:date>2024-06-07T22:09:03.318774809</dc:date>
    <meta:editing-duration>PT29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277" meta:word-count="1526" meta:character-count="17479" meta:non-whitespace-character-count="15195"/>
  </office:meta>
</office:document-meta>
</file>